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poch_id</text:p>
          </table:table-cell>
          <table:table-cell office:value-type="string" calcext:value-type="string">
            <text:p>batch_id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eigenvector_cost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eigenvector_ABS</text:p>
          </table:table-cell>
          <table:table-cell office:value-type="string" calcext:value-type="string">
            <text:p>eigenvector_R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vg</text:p>
          </table:table-cell>
          <table:table-cell office:value-type="float" office:value="0.00396595254278509" calcext:value-type="float">
            <text:p>0.003965952542785</text:p>
          </table:table-cell>
          <table:table-cell office:value-type="float" office:value="0.00396588921285002" calcext:value-type="float">
            <text:p>0.00396588921285</text:p>
          </table:table-cell>
          <table:table-cell office:value-type="float" office:value="0.0520667171689364" calcext:value-type="float">
            <text:p>0.052066717168937</text:p>
          </table:table-cell>
          <table:table-cell office:value-type="float" office:value="284.276437022621" calcext:value-type="float">
            <text:p>284.276437022621</text:p>
          </table:table-cell>
          <table:table-cell office:value-type="float" office:value="0.0520667171689364" calcext:value-type="float">
            <text:p>0.052066717168937</text:p>
          </table:table-cell>
          <table:table-cell office:value-type="float" office:value="284.276437022621" calcext:value-type="float">
            <text:p>284.2764370226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vg</text:p>
          </table:table-cell>
          <table:table-cell office:value-type="float" office:value="0.00150176622628351" calcext:value-type="float">
            <text:p>0.001501766226284</text:p>
          </table:table-cell>
          <table:table-cell office:value-type="float" office:value="0.00150170289634843" calcext:value-type="float">
            <text:p>0.001501702896348</text:p>
          </table:table-cell>
          <table:table-cell office:value-type="float" office:value="0.0307000747077306" calcext:value-type="float">
            <text:p>0.030700074707731</text:p>
          </table:table-cell>
          <table:table-cell office:value-type="float" office:value="325131.666457505" calcext:value-type="float">
            <text:p>325131.666457505</text:p>
          </table:table-cell>
          <table:table-cell office:value-type="float" office:value="0.0307000747077306" calcext:value-type="float">
            <text:p>0.030700074707731</text:p>
          </table:table-cell>
          <table:table-cell office:value-type="float" office:value="325131.666457505" calcext:value-type="float">
            <text:p>325131.6664575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vg</text:p>
          </table:table-cell>
          <table:table-cell office:value-type="float" office:value="0.000893122813067748" calcext:value-type="float">
            <text:p>0.000893122813068</text:p>
          </table:table-cell>
          <table:table-cell office:value-type="float" office:value="0.000893059483132674" calcext:value-type="float">
            <text:p>0.000893059483133</text:p>
          </table:table-cell>
          <table:table-cell office:value-type="float" office:value="0.0228133411704275" calcext:value-type="float">
            <text:p>0.022813341170428</text:p>
          </table:table-cell>
          <table:table-cell office:value-type="float" office:value="81860119.9206901" calcext:value-type="float">
            <text:p>81860119.9206901</text:p>
          </table:table-cell>
          <table:table-cell office:value-type="float" office:value="0.0228133411704275" calcext:value-type="float">
            <text:p>0.022813341170428</text:p>
          </table:table-cell>
          <table:table-cell office:value-type="float" office:value="81860119.9206901" calcext:value-type="float">
            <text:p>81860119.92069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vg</text:p>
          </table:table-cell>
          <table:table-cell office:value-type="float" office:value="0.00053986875263945" calcext:value-type="float">
            <text:p>0.000539868752639</text:p>
          </table:table-cell>
          <table:table-cell office:value-type="float" office:value="0.000539805429980333" calcext:value-type="float">
            <text:p>0.00053980542998</text:p>
          </table:table-cell>
          <table:table-cell office:value-type="float" office:value="0.0167730698969058" calcext:value-type="float">
            <text:p>0.016773069896906</text:p>
          </table:table-cell>
          <table:table-cell office:value-type="float" office:value="18184389489.3107" calcext:value-type="float">
            <text:p>18184389489.3107</text:p>
          </table:table-cell>
          <table:table-cell office:value-type="float" office:value="0.0167730698969058" calcext:value-type="float">
            <text:p>0.016773069896906</text:p>
          </table:table-cell>
          <table:table-cell office:value-type="float" office:value="18184389489.3107" calcext:value-type="float">
            <text:p>18184389489.31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0.000583968125283718" calcext:value-type="float">
            <text:p>0.000583968125284</text:p>
          </table:table-cell>
          <table:table-cell office:value-type="float" office:value="0.000583904795348644" calcext:value-type="float">
            <text:p>0.000583904795349</text:p>
          </table:table-cell>
          <table:table-cell office:value-type="float" office:value="0.0158504763703555" calcext:value-type="float">
            <text:p>0.015850476370356</text:p>
          </table:table-cell>
          <table:table-cell office:value-type="float" office:value="122425742229.209" calcext:value-type="float">
            <text:p>122425742229.209</text:p>
          </table:table-cell>
          <table:table-cell office:value-type="float" office:value="0.0158504763703555" calcext:value-type="float">
            <text:p>0.015850476370356</text:p>
          </table:table-cell>
          <table:table-cell office:value-type="float" office:value="122425742229.209" calcext:value-type="float">
            <text:p>122425742229.20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vg</text:p>
          </table:table-cell>
          <table:table-cell office:value-type="float" office:value="0.00095354119912372" calcext:value-type="float">
            <text:p>0.000953541199124</text:p>
          </table:table-cell>
          <table:table-cell office:value-type="float" office:value="0.000953477869188646" calcext:value-type="float">
            <text:p>0.000953477869189</text:p>
          </table:table-cell>
          <table:table-cell office:value-type="float" office:value="0.0238586565329826" calcext:value-type="float">
            <text:p>0.023858656532983</text:p>
          </table:table-cell>
          <table:table-cell office:value-type="float" office:value="208732515822492" calcext:value-type="float">
            <text:p>208732515822492</text:p>
          </table:table-cell>
          <table:table-cell office:value-type="float" office:value="0.0238586565329826" calcext:value-type="float">
            <text:p>0.023858656532983</text:p>
          </table:table-cell>
          <table:table-cell office:value-type="float" office:value="208732515822492" calcext:value-type="float">
            <text:p>2087325158224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vg</text:p>
          </table:table-cell>
          <table:table-cell office:value-type="float" office:value="0.00177455777520663" calcext:value-type="float">
            <text:p>0.001774557775207</text:p>
          </table:table-cell>
          <table:table-cell office:value-type="float" office:value="0.00177449444527156" calcext:value-type="float">
            <text:p>0.001774494445272</text:p>
          </table:table-cell>
          <table:table-cell office:value-type="float" office:value="0.0323457709443937" calcext:value-type="float">
            <text:p>0.032345770944394</text:p>
          </table:table-cell>
          <table:table-cell office:value-type="float" office:value="687233448491063" calcext:value-type="float">
            <text:p>687233448491063</text:p>
          </table:table-cell>
          <table:table-cell office:value-type="float" office:value="0.0323457709443937" calcext:value-type="float">
            <text:p>0.032345770944394</text:p>
          </table:table-cell>
          <table:table-cell office:value-type="float" office:value="687233448491063" calcext:value-type="float">
            <text:p>68723344849106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vg</text:p>
          </table:table-cell>
          <table:table-cell office:value-type="float" office:value="0.00295009423280135" calcext:value-type="float">
            <text:p>0.002950094232801</text:p>
          </table:table-cell>
          <table:table-cell office:value-type="float" office:value="0.00295003090286627" calcext:value-type="float">
            <text:p>0.002950030902866</text:p>
          </table:table-cell>
          <table:table-cell office:value-type="float" office:value="0.0406792041518232" calcext:value-type="float">
            <text:p>0.040679204151823</text:p>
          </table:table-cell>
          <table:table-cell office:value-type="float" office:value="2.65165560844717E+015" calcext:value-type="float">
            <text:p>2.65165560844717E+015</text:p>
          </table:table-cell>
          <table:table-cell office:value-type="float" office:value="0.0406792041518232" calcext:value-type="float">
            <text:p>0.040679204151823</text:p>
          </table:table-cell>
          <table:table-cell office:value-type="float" office:value="2.65165560844717E+015" calcext:value-type="float">
            <text:p>2.65165560844717E+0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vg</text:p>
          </table:table-cell>
          <table:table-cell office:value-type="float" office:value="0.00439037637988804" calcext:value-type="float">
            <text:p>0.004390376379888</text:p>
          </table:table-cell>
          <table:table-cell office:value-type="float" office:value="0.00439031304995297" calcext:value-type="float">
            <text:p>0.004390313049953</text:p>
          </table:table-cell>
          <table:table-cell office:value-type="float" office:value="0.0484772752229993" calcext:value-type="float">
            <text:p>0.048477275222999</text:p>
          </table:table-cell>
          <table:table-cell table:style-name="ce1" office:value-type="float" office:value="2.23366022892719E+016" calcext:value-type="float">
            <text:p>2.23E+16</text:p>
          </table:table-cell>
          <table:table-cell office:value-type="float" office:value="0.0484772752229993" calcext:value-type="float">
            <text:p>0.048477275222999</text:p>
          </table:table-cell>
          <table:table-cell table:style-name="ce1" office:value-type="float" office:value="2.23366022892719E+016" calcext:value-type="float">
            <text:p>2.23E+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vg</text:p>
          </table:table-cell>
          <table:table-cell office:value-type="float" office:value="0.00611385307274759" calcext:value-type="float">
            <text:p>0.006113853072748</text:p>
          </table:table-cell>
          <table:table-cell office:value-type="float" office:value="0.00611378974281251" calcext:value-type="float">
            <text:p>0.006113789742813</text:p>
          </table:table-cell>
          <table:table-cell office:value-type="float" office:value="0.0562192028973719" calcext:value-type="float">
            <text:p>0.056219202897372</text:p>
          </table:table-cell>
          <table:table-cell table:style-name="ce1" office:value-type="float" office:value="3.21648539642398E+017" calcext:value-type="float">
            <text:p>3.22E+17</text:p>
          </table:table-cell>
          <table:table-cell office:value-type="float" office:value="0.0562192028973719" calcext:value-type="float">
            <text:p>0.056219202897372</text:p>
          </table:table-cell>
          <table:table-cell table:style-name="ce1" office:value-type="float" office:value="3.21648539642398E+017" calcext:value-type="float">
            <text:p>3.22E+1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vg</text:p>
          </table:table-cell>
          <table:table-cell office:value-type="float" office:value="0.00778438639827073" calcext:value-type="float">
            <text:p>0.007784386398271</text:p>
          </table:table-cell>
          <table:table-cell office:value-type="float" office:value="0.00778432306833565" calcext:value-type="float">
            <text:p>0.007784323068336</text:p>
          </table:table-cell>
          <table:table-cell office:value-type="float" office:value="0.0626352186216644" calcext:value-type="float">
            <text:p>0.062635218621664</text:p>
          </table:table-cell>
          <table:table-cell table:style-name="ce1" office:value-type="float" office:value="5.48547376744968E+018" calcext:value-type="float">
            <text:p>5.49E+18</text:p>
          </table:table-cell>
          <table:table-cell office:value-type="float" office:value="0.0626352186216644" calcext:value-type="float">
            <text:p>0.062635218621664</text:p>
          </table:table-cell>
          <table:table-cell table:style-name="ce1" office:value-type="float" office:value="5.48547376744968E+018" calcext:value-type="float">
            <text:p>5.49E+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avg</text:p>
          </table:table-cell>
          <table:table-cell office:value-type="float" office:value="0.00936810977873392" calcext:value-type="float">
            <text:p>0.009368109778734</text:p>
          </table:table-cell>
          <table:table-cell office:value-type="float" office:value="0.00936804644879885" calcext:value-type="float">
            <text:p>0.009368046448799</text:p>
          </table:table-cell>
          <table:table-cell office:value-type="float" office:value="0.0681357247001115" calcext:value-type="float">
            <text:p>0.068135724700112</text:p>
          </table:table-cell>
          <table:table-cell table:style-name="ce1" office:value-type="float" office:value="1.46731995229101E+019" calcext:value-type="float">
            <text:p>1.47E+19</text:p>
          </table:table-cell>
          <table:table-cell office:value-type="float" office:value="0.0681357247001115" calcext:value-type="float">
            <text:p>0.068135724700112</text:p>
          </table:table-cell>
          <table:table-cell table:style-name="ce1" office:value-type="float" office:value="1.46731995229101E+019" calcext:value-type="float">
            <text:p>1.47E+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vg</text:p>
          </table:table-cell>
          <table:table-cell office:value-type="float" office:value="0.0109554970840691" calcext:value-type="float">
            <text:p>0.010955497084069</text:p>
          </table:table-cell>
          <table:table-cell office:value-type="float" office:value="0.010955433754134" calcext:value-type="float">
            <text:p>0.010955433754134</text:p>
          </table:table-cell>
          <table:table-cell office:value-type="float" office:value="0.073183325685921" calcext:value-type="float">
            <text:p>0.073183325685921</text:p>
          </table:table-cell>
          <table:table-cell table:style-name="ce1" office:value-type="float" office:value="5.96321520672254E+020" calcext:value-type="float">
            <text:p>5.96E+20</text:p>
          </table:table-cell>
          <table:table-cell office:value-type="float" office:value="0.073183325685921" calcext:value-type="float">
            <text:p>0.073183325685921</text:p>
          </table:table-cell>
          <table:table-cell table:style-name="ce1" office:value-type="float" office:value="5.96321520672254E+020" calcext:value-type="float">
            <text:p>5.96E+2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avg</text:p>
          </table:table-cell>
          <table:table-cell office:value-type="float" office:value="0.0124435575999087" calcext:value-type="float">
            <text:p>0.012443557599909</text:p>
          </table:table-cell>
          <table:table-cell office:value-type="float" office:value="0.0124434942699736" calcext:value-type="float">
            <text:p>0.012443494269974</text:p>
          </table:table-cell>
          <table:table-cell office:value-type="float" office:value="0.0776794636499924" calcext:value-type="float">
            <text:p>0.077679463649992</text:p>
          </table:table-cell>
          <table:table-cell table:style-name="ce1" office:value-type="float" office:value="4.7926687550044E+019" calcext:value-type="float">
            <text:p>4.79E+19</text:p>
          </table:table-cell>
          <table:table-cell office:value-type="float" office:value="0.0776794636499924" calcext:value-type="float">
            <text:p>0.077679463649992</text:p>
          </table:table-cell>
          <table:table-cell table:style-name="ce1" office:value-type="float" office:value="4.7926687550044E+019" calcext:value-type="float">
            <text:p>4.79E+19</text:p>
          </table:table-cell>
        </table:table-row>
      </table:table>
      <table:named-expressions/>
      <table:database-ranges>
        <table:database-range table:name="__Anonymous_Sheet_DB__0" table:target-range-address="Sheet1.A1:Sheet1.H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20:42:22.656985612</meta:creation-date>
    <dc:date>2019-01-18T20:44:18.211391286</dc:date>
    <meta:editing-duration>PT1M56S</meta:editing-duration>
    <meta:editing-cycles>1</meta:editing-cycles>
    <meta:document-statistic meta:table-count="1" meta:cell-count="120" meta:object-count="0"/>
    <meta:generator>LibreOffice/6.0.7.3$Linux_X86_64 LibreOffice_project/00m0$Build-3</meta:generator>
  </office:meta>
</office:document-meta>
</file>